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8cm" fo:padding-top="0cm" fo:padding-bottom="0cm" fo:padding-left="0cm" fo:padding-right="0cm" style:writing-mode="lr-tb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9cm" fo:padding-top="0cm" fo:padding-bottom="0cm" fo:padding-left="0cm" fo:padding-right="0cm" style:writing-mode="lr-tb"/>
      <style:paragraph-properties style:writing-mode="lr-tb"/>
    </style:style>
    <style:style style:name="gr5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margin-top="0cm" fo:margin-bottom="0.4cm" fo:text-align="center"/>
      <style:text-properties style:font-name="Latin Modern Roman" fo:font-size="12pt"/>
    </style:style>
    <style:style style:name="P3" style:family="paragraph">
      <loext:graphic-properties draw:fill="none"/>
      <style:paragraph-properties fo:text-align="center"/>
      <style:text-properties style:font-name="Latin Modern Roman" fo:font-size="12pt"/>
    </style:style>
    <style:style style:name="P4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1" draw:layer="layout" svg:width="2cm" svg:height="2cm" svg:x="3.1cm" svg:y="1.0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0.099cm" svg:y1="2.097cm" svg:x2="3.1cm" svg:y2="2.1cm">
          <text:p/>
        </draw:line>
        <draw:line draw:style-name="gr2" draw:text-style-name="P3" draw:layer="layout" svg:x1="5.1cm" svg:y1="2.1cm" svg:x2="10.1cm" svg:y2="2.1cm">
          <text:p/>
        </draw:line>
        <draw:line draw:style-name="gr2" draw:text-style-name="P3" draw:layer="layout" svg:x1="12.1cm" svg:y1="2.1cm" svg:x2="15.899cm" svg:y2="2.098cm">
          <text:p/>
        </draw:line>
        <draw:custom-shape draw:style-name="gr3" draw:text-style-name="P1" draw:layer="layout" svg:width="6cm" svg:height="3.301cm" svg:x="1.1cm" svg:y="0.099cm">
          <text:p text:style-name="P4"><text:span text:style-name="T1">Właściwości dynami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001cm" svg:height="3.301cm" svg:x="8.1cm" svg:y="0.099cm">
          <text:p text:style-name="P4"><text:span text:style-name="T1">Właściwości staty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2cm" svg:x="10.101cm" svg:y="1.0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display§x(i)§svg§600§TRUE§</svg:desc>
          <draw:path draw:style-name="gr5" draw:text-style-name="P5" draw:layer="layout" svg:width="0.209cm" svg:height="0.189cm" svg:x="0.202cm" svg:y="1.684cm" svg:viewBox="0 0 210 190" svg:d="M210 28c0-22-24-28-39-28-25 0-39 22-44 31-11-27-34-31-46-31-44 0-68 54-68 65 0 3 3 2 5 3 4 0 5-1 6-5 14-44 42-55 56-55 9 0 23 4 23 29 0 13-7 41-23 100-7 26-21 44-39 44-3 0-12 0-22-6 11-1 21-11 21-23 0-11-10-14-16-14-13 0-24 10-24 24 0 20 22 28 40 28 28 0 43-30 44-32 5 16 20 32 45 32 44 0 68-55 68-64 0-5-4-5-5-5-4 0-5 1-5 5-14 44-43 55-56 55-17 0-23-13-23-28 0-9 2-19 7-37 4-19 9-38 13-57 4-11 13-51 42-51 3 0 12 0 22 6-12 3-21 12-21 23 0 6 5 14 16 14 10 0 23-7 23-23z">
            <text:p/>
          </draw:path>
          <draw:path draw:style-name="gr5" draw:text-style-name="P5" draw:layer="layout" svg:width="0.097cm" svg:height="0.418cm" svg:x="0.473cm" svg:y="1.555cm" svg:viewBox="0 0 98 419" svg:d="M98 414c0-1-1-2-2-3-43-33-73-116-73-183 0-12 0-24 0-36 0-67 30-151 73-184 1-1 2-2 2-3 0-3-2-5-5-5-1 0-1 1-2 1-47 35-91 119-91 191 0 12 0 24 0 36 0 71 44 155 91 190 1 0 1 1 2 1 3 0 5-2 5-5z">
            <text:p/>
          </draw:path>
          <draw:path draw:style-name="gr5" draw:text-style-name="P5" draw:layer="layout" svg:width="0.109cm" svg:height="0.282cm" svg:x="0.607cm" svg:y="1.592cm" svg:viewBox="0 0 110 283" svg:d="M107 14c0-8-6-14-16-14-11 0-23 11-23 22 0 8 6 15 17 15 10 0 22-9 22-23zM110 218c0-5-3-5-5-5-3 0-3 1-6 7-7 27-21 53-43 53-7 0-9-5-9-14 0-10 2-16 12-42 5-15 11-30 16-45 5-12 5-13 9-24 3-8 6-14 6-22 0-18-13-34-35-34-39 0-55 61-55 65 0 3 3 2 5 3 3 0 5-1 7-7 11-39 28-52 42-52 4 0 11 0 11 14 0 8-4 17-5 22-4 10-23 59-29 77-5 11-9 24-9 34 0 19 14 35 33 35 40 0 55-61 55-65z">
            <text:p/>
          </draw:path>
          <draw:path draw:style-name="gr5" draw:text-style-name="P5" draw:layer="layout" svg:width="0.096cm" svg:height="0.418cm" svg:x="0.764cm" svg:y="1.555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>
          <svg:title>TexMaths</svg:title>
          <svg:desc>12§display§v(i)§svg§600§TRUE§</svg:desc>
          <draw:path draw:style-name="gr5" draw:text-style-name="P5" draw:layer="layout" svg:width="0.183cm" svg:height="0.189cm" svg:x="7.25cm" svg:y="1.685cm" svg:viewBox="0 0 184 190" svg:d="M184 29c0-23-10-29-18-29-10 0-20 11-20 19 0 6 2 9 6 13 10 9 14 19 14 35 0 18-25 114-74 114-21 0-31-15-31-37 0-23 11-54 24-89 4-7 5-13 5-21 0-18-13-34-34-34-39 0-56 61-56 65 0 3 4 2 6 3 4 0 4-1 6-7 12-43 30-53 43-53 2 0 10 0 10 15 0 9-4 21-8 28-17 50-23 69-23 87 0 45 37 52 56 52 70 0 94-140 94-161z">
            <text:p/>
          </draw:path>
          <draw:path draw:style-name="gr5" draw:text-style-name="P5" draw:layer="layout" svg:width="0.096cm" svg:height="0.418cm" svg:x="7.489cm" svg:y="1.556cm" svg:viewBox="0 0 97 419" svg:d="M97 414c0-1-1-2-2-3-44-33-72-116-72-183 0-12 0-24 0-36 0-67 28-151 72-184 1-1 2-2 2-3 0-3-2-5-5-5-1 0-1 1-2 1-46 35-90 119-90 191 0 12 0 24 0 36 0 71 44 155 90 190 1 0 1 1 2 1 3 0 5-2 5-5z">
            <text:p/>
          </draw:path>
          <draw:path draw:style-name="gr5" draw:text-style-name="P5" draw:layer="layout" svg:width="0.11cm" svg:height="0.282cm" svg:x="7.622cm" svg:y="1.593cm" svg:viewBox="0 0 111 283" svg:d="M107 14c0-8-6-14-16-14-11 0-23 11-23 22 0 8 6 15 17 15 10 0 22-9 22-23zM111 218c0-5-4-5-6-5-3 0-3 1-6 7-7 27-21 53-43 53-7 0-9-5-9-14 0-10 2-16 12-42 5-15 11-30 16-45 5-12 5-13 9-24 3-8 6-14 6-22 0-18-13-34-35-34-39 0-55 61-55 65 0 3 3 2 5 3 5 0 5-1 7-7 11-39 28-52 42-52 3 0 11 0 11 14 0 8-4 17-5 22-4 10-23 59-29 77-5 11-9 24-9 34 0 19 14 35 34 35 40 0 55-61 55-65z">
            <text:p/>
          </draw:path>
          <draw:path draw:style-name="gr5" draw:text-style-name="P5" draw:layer="layout" svg:width="0.096cm" svg:height="0.418cm" svg:x="7.779cm" svg:y="1.556cm" svg:viewBox="0 0 97 419" svg:d="M97 228c0-12 0-24 0-36 0-72-44-156-91-191-1 0-1-1-2-1-2 0-4 2-4 5 0 1 0 2 1 3 44 33 73 117 73 184 0 12 0 24 0 36 0 67-29 150-73 183-1 1-1 2-1 3 0 3 2 5 4 5 1 0 1-1 2-1 47-35 91-119 91-190z">
            <text:p/>
          </draw:path>
        </draw:g>
        <draw:g>
          <svg:title>TexMaths</svg:title>
          <svg:desc>12§display§X(i)§svg§600§TRUE§</svg:desc>
          <draw:path draw:style-name="gr5" draw:text-style-name="P5" draw:layer="layout" svg:width="0.345cm" svg:height="0.286cm" svg:x="14.2cm" svg:y="1.583cm" svg:viewBox="0 0 346 287" svg:d="M346 5c-2-2 0-5-6-5-12 0-26 1-39 1-16 0-32-1-46-1-3 0-8 0-8 8 0 4 2 5 5 5s16 1 16 13c0 6-5 11-8 15-22 24-45 48-67 73-12-28-24-55-36-83-1-2-2-4-3-6 0-2 8-11 26-12 4 0 8-1 8-8 0-5-5-5-6-5-18 0-36 1-53 1-10 0-37-1-48-1-2 0-7 0-7 8 0 5 4 5 10 5 25 0 27 4 31 13 17 39 34 79 50 118-29 32-59 64-88 95-3 2-4 3-6 5-21 22-41 29-63 30-4 0-8 0-8 9 2 1 0 4 5 4 13 0 26-1 39-1 16 0 33 1 48 1 3 0 7 0 7-8 0-5-3-3-4-5-4 0-17-1-17-13 0-7 6-13 11-19 14-15 28-30 43-46 13-13 25-27 38-40 14 33 28 67 42 100 1 2 2 4 2 6 0 3-8 10-25 12-3 0-8 1-8 9 0 4 5 4 7 4 18 0 35 0 53-1 11 0 36 1 46 1 3 0 9 0 9-8 0-5-5-5-9-5-27 0-28-2-35-19-18-43-36-86-54-129 28-30 71-79 86-91 12-11 27-21 53-22 6 0 9 0 9-8z">
            <text:p/>
          </draw:path>
          <draw:path draw:style-name="gr5" draw:text-style-name="P5" draw:layer="layout" svg:width="0.096cm" svg:height="0.418cm" svg:x="14.6cm" svg:y="1.556cm" svg:viewBox="0 0 97 419" svg:d="M97 414c0-1 0-2-1-3-43-33-73-116-73-183 0-12 0-24 0-36 0-67 30-151 73-184 1-1 1-2 1-3 0-3-1-5-4-5-1 0-1 1-2 1-47 35-91 119-91 191 0 12 0 24 0 36 0 71 44 155 91 190 1 0 1 1 2 1 3 0 4-2 4-5z">
            <text:p/>
          </draw:path>
          <draw:path draw:style-name="gr5" draw:text-style-name="P5" draw:layer="layout" svg:width="0.109cm" svg:height="0.282cm" svg:x="14.734cm" svg:y="1.593cm" svg:viewBox="0 0 110 283" svg:d="M107 14c0-8-6-14-16-14-11 0-23 11-23 22 0 8 6 15 17 15 10 0 22-9 22-23zM110 218c0-5-3-5-5-5-3 0-3 1-6 7-7 27-21 53-43 53-7 0-9-5-9-14 0-10 2-16 12-42 5-15 11-30 16-45 5-12 5-13 9-24 3-8 6-14 6-22 0-18-13-34-35-34-39 0-55 61-55 65 0 3 3 2 5 3 3 0 5-1 7-7 11-39 28-52 42-52 3 0 11 0 11 14 0 8-4 17-5 22-4 10-23 59-29 77-5 11-9 24-9 34 0 19 14 35 33 35 40 0 55-61 55-65z">
            <text:p/>
          </draw:path>
          <draw:path draw:style-name="gr5" draw:text-style-name="P5" draw:layer="layout" svg:width="0.096cm" svg:height="0.418cm" svg:x="14.891cm" svg:y="1.556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>
          <svg:title>TexMaths</svg:title>
          <svg:desc>12§display§H_{X}(z)§svg§600§TRUE§</svg:desc>
          <draw:path draw:style-name="gr5" draw:text-style-name="P5" draw:layer="layout" svg:width="0.354cm" svg:height="0.286cm" svg:x="3.536cm" svg:y="1.917cm" svg:viewBox="0 0 355 287" svg:d="M355 5c0-5-5-5-6-5-18 0-36 1-54 1s-37-1-55-1c-3 0-7 0-7 8 0 5 3 5 12 5 5 1 8 0 15 1 7 0 11 2 11 6 0 3 0 3-1 9-9 34-17 68-25 103-43 0-86 0-129 0 9-33 17-67 25-100 4-15 5-19 35-19 11 0 15 0 15-8 0-5-5-5-6-5-18 0-36 1-54 1s-36-1-54-1c-4 0-9 0-9 8 0 5 4 5 12 5 6 1 9 0 16 1 8 0 12 2 12 6 0 3-1 4-2 9-19 75-38 150-57 225-3 17-5 20-38 20-7 0-11 0-11 9 0 4 4 3 6 4 18 0 35 0 53-1 9 0 18 0 27 0 10 0 18 1 28 1 4 0 8 0 8-8 0-5-3-5-12-5-15 0-27 0-27-7 0-4 1-5 1-7 10-39 19-78 29-116 42 0 85 0 128 0-10 38-19 77-29 116-5 14-12 14-38 14-6 0-10 0-10 9 0 4 3 3 5 4 18 0 36 0 54-1 9 0 18 0 28 0 8 0 18 1 26 1 4 0 8 0 8-8 0-5-3-5-10-5-16 0-28 0-28-7 0-4 0-5 1-7 19-76 38-152 57-228 3-15 4-19 36-19 10 0 14 0 14-8z">
            <text:p/>
          </draw:path>
          <draw:path draw:style-name="gr5" draw:text-style-name="P5" draw:layer="layout" svg:width="0.259cm" svg:height="0.199cm" svg:x="3.884cm" svg:y="2.108cm" svg:viewBox="0 0 260 200" svg:d="M260 4c0-4-2-4-3-4-9 0-20 1-28 1-7 0-26-1-35-1-2 0-6 0-6 6 2 1 0 4 5 4 2 1 11 1 11 8 0 4-5 8-9 12-16 16-33 33-50 49-10-19-20-38-30-57 0-2-1-3-1-4 0-2 6-7 15-8 3 0 6 0 6-6-1-2 0-4-4-4-6 0-13 0-19 0-7 0-13 1-20 1-6 0-12 0-18-1-4 0-10 0-15 0-1 0-6 0-6 6 0 4 3 4 8 4 17 0 18 3 22 9 13 27 27 54 40 82-5 5-11 10-16 15-8 9-16 17-24 25-36 35-48 48-75 49-4 0-8 0-8 6 0 2 1 4 5 4 8 0 18-1 27-1 5 0 12 0 17 1 6 0 12 0 17 0 1 0 6 0 6-6 0-4-4-4-5-4-3-1-9-1-9-8 0-4 4-8 10-14 20-20 40-39 60-59 12 23 24 46 36 69 1 4 1 3 1 4 0 2-4 7-15 8-3 0-6 0-6 6 1 2 0 4 5 4 6 0 13 0 19 0s13-1 19-1c5 0 12 0 18 1 5 0 11 0 16 0 1 0 6 0 6-6 0-4-4-4-9-4-17 0-18-3-21-8-16-31-32-62-47-93 9-10 18-20 27-29 39-37 50-48 76-50 5 0 7 0 7-6z">
            <text:p/>
          </draw:path>
          <draw:path draw:style-name="gr5" draw:text-style-name="P5" draw:layer="layout" svg:width="0.096cm" svg:height="0.418cm" svg:x="4.212cm" svg:y="1.89cm" svg:viewBox="0 0 97 419" svg:d="M97 414c0-1-1-2-2-3-43-33-72-116-72-183 0-12 0-24 0-36 0-67 29-151 72-184 1-1 2-2 2-3 0-3-2-5-5-5 0 0-1 1-2 1-47 35-90 119-90 191 0 12 0 24 0 36 0 71 43 155 90 190 1 0 2 1 2 1 3 0 5-2 5-5z">
            <text:p/>
          </draw:path>
          <draw:path draw:style-name="gr5" draw:text-style-name="P5" draw:layer="layout" svg:width="0.178cm" svg:height="0.189cm" svg:x="4.351cm" svg:y="2.019cm" svg:viewBox="0 0 179 190" svg:d="M179 4c0-4-4-3-5-4-4 0-5 0-6 4-13 20-22 27-33 27-10 0-14-6-21-13-7-10-14-18-29-18-31 0-50 38-50 48 0 1 1 3 5 3 3 0 4-1 4-3 9-20 33-20 36-20 10 0 17 3 27 6 16 7 21 7 32 7-14 18-50 48-57 55-13 11-26 23-39 35-29 28-43 52-43 55 0 4 3 3 5 4 3 0 5-1 7-6 10-14 22-26 36-26 10 0 13 4 24 17 7 8 14 15 26 15 42 0 67-53 67-64 0-3-2-5-6-5-3 0-4 2-6 6-9 26-35 35-50 35-8 0-15-3-24-5-14-6-21-7-30-7-4 0-7 0-12 1 23-25 36-36 51-48 14-13 26-23 41-38 40-40 50-59 50-61z">
            <text:p/>
          </draw:path>
          <draw:path draw:style-name="gr5" draw:text-style-name="P5" draw:layer="layout" svg:width="0.096cm" svg:height="0.418cm" svg:x="4.566cm" svg:y="1.89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>
          <svg:title>TexMaths</svg:title>
          <svg:desc>12§display§f_{X}(x)§svg§600§TRUE§</svg:desc>
          <draw:path draw:style-name="gr5" draw:text-style-name="P5" draw:layer="layout" svg:width="0.209cm" svg:height="0.382cm" svg:x="10.595cm" svg:y="1.909cm" svg:viewBox="0 0 210 383" svg:d="M210 30c0-20-19-30-37-30-14 0-41 8-53 49-3 10-4 13-15 66-9 0-19 0-28 0s-12 0-12 8c0 5 3 5 10 5 10 0 20 0 29 0-11 56-21 111-32 167-7 40-14 79-36 79-2 0-13 0-20-8 19-1 22-16 22-22 0-10-7-16-15-16-11 0-23 10-23 25 0 19 18 30 36 30 23 0 39-25 47-41 14-26 24-77 24-80 8-44 16-89 25-134 12 0 24 0 36 0 8 0 13 0 13-8 0-5-5-5-12-5-12 0-23 0-35 0 5-24 5-23 10-48 1-8 7-38 9-43 4-8 11-14 20-14 2 0 13 0 21 7-19 2-23 17-23 23 0 9 8 15 16 15 11 0 23-9 23-25z">
            <text:p/>
          </draw:path>
          <draw:path draw:style-name="gr5" draw:text-style-name="P5" draw:layer="layout" svg:width="0.259cm" svg:height="0.199cm" svg:x="10.794cm" svg:y="2.109cm" svg:viewBox="0 0 260 200" svg:d="M260 4c0-4-4-4-5-4-8 0-19 1-27 1-7 0-27-1-34-1-2 0-6 0-6 6 1 1 0 4 4 4 3 1 11 1 11 8 0 4-5 8-8 12-17 16-34 33-51 49-10-19-20-38-30-57 0-2-1-3-1-4 0-2 6-7 15-8 3 0 6 0 6-6-1-2 0-4-5-4-6 0-13 0-19 0s-13 1-19 1c-5 0-12 0-18-1-5 0-11 0-15 0-2 0-6 0-6 6 0 4 3 4 8 4 17 0 18 3 21 9 14 27 28 54 41 82-5 5-10 10-15 15-9 9-17 17-26 25-35 35-47 48-74 49-5 0-7 0-7 6 0 2 0 4 4 4 8 0 18-1 27-1 5 0 12 0 17 1 6 0 12 0 17 0 2 0 7 0 7-6 0-4-4-4-6-4-2-1-10-1-10-8 0-4 5-8 11-14 20-20 40-39 60-59 12 23 24 46 36 69 1 4 1 3 1 4 0 2-5 7-15 8-3 0-6 0-6 6 1 2 0 4 4 4 6 0 14 0 20 0s12-1 19-1c6 0 12 0 18 1 5 0 11 0 15 0 2 0 6 0 6-6 0-4-3-4-8-4-17 0-18-3-22-8-15-31-31-62-46-93 9-10 18-20 27-29 39-37 49-48 76-50 4 0 8 0 8-6z">
            <text:p/>
          </draw:path>
          <draw:path draw:style-name="gr5" draw:text-style-name="P5" draw:layer="layout" svg:width="0.096cm" svg:height="0.418cm" svg:x="11.121cm" svg:y="1.891cm" svg:viewBox="0 0 97 419" svg:d="M97 414c0-1-1-2-2-3-43-33-72-116-72-183 0-12 0-24 0-36 0-67 29-151 72-184 1-1 2-2 2-3 0-3-2-5-5-5-1 0-1 1-2 1-46 35-90 119-90 191 0 12 0 24 0 36 0 71 44 155 90 190 1 0 1 1 2 1 3 0 5-2 5-5z">
            <text:p/>
          </draw:path>
          <draw:path draw:style-name="gr5" draw:text-style-name="P5" draw:layer="layout" svg:width="0.209cm" svg:height="0.189cm" svg:x="11.254cm" svg:y="2.02cm" svg:viewBox="0 0 210 190" svg:d="M210 28c0-22-25-28-40-28-24 0-38 22-44 31-10-27-33-31-46-31-43 0-67 54-67 65 0 3 3 2 5 3 4 0 5-1 6-5 14-44 42-55 56-55 7 0 23 4 23 29 0 13-7 41-23 100-7 26-21 44-40 44-3 0-12 0-21-6 11-1 19-11 19-23 0-11-8-14-15-14-12 0-23 10-23 24 0 20 22 28 40 28 27 0 43-30 44-32 5 16 20 32 45 32 44 0 68-55 68-64 0-5-4-5-5-5-4 0-5 1-6 5-13 44-42 55-57 55s-22-13-22-28c0-9 2-19 7-37 5-19 9-38 14-57 3-11 12-51 42-51 3 0 12 0 21 6-11 3-20 12-20 23 0 6 4 14 16 14 10 0 23-7 23-23z">
            <text:p/>
          </draw:path>
          <draw:path draw:style-name="gr5" draw:text-style-name="P5" draw:layer="layout" svg:width="0.096cm" svg:height="0.418cm" svg:x="11.507cm" svg:y="1.891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8-30T17:24:55.998607282</dc:date>
    <dc:creator>Łukasz Dróżdż</dc:creator>
    <meta:editing-duration>PT2H2M24S</meta:editing-duration>
    <meta:editing-cycles>26</meta:editing-cycles>
    <meta:generator>LibreOffice/7.5.5.2$Linux_X86_64 LibreOffice_project/50$Build-2</meta:generator>
    <meta:document-statistic meta:object-count="54"/>
  </office:meta>
</office:document-meta>
</file>